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2]; [.C2]-[.B2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3]; [.C3]-[.B3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2]+[.D3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4]; [.C4]-[.B4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5]; [.C5]-[.B5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formula="of:=[.D5]+[.D6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6]; [.C6]-[.B6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formula="of:=IF([.C7]; [.C7]-[.B7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formula="of:=IF([.C8]; [.C8]-[.B8]; &quot;&quot;)">
            <text:p/>
          </table:table-cell>
          <table:table-cell office:value-type="string" calcext:value-type="string">
            <text:p>* Finish reading the paper on alphanumeric shellcode</text:p>
            <text:p>* Read more paper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/>
          </table:table-cell>
          <table:table-cell table:number-columns-repeated="1019"/>
        </table:table-row>
        <table:table-row table:style-name="ro4">
          <table:table-cell table:number-columns-repeated="3"/>
          <table:table-cell table:formula="of:=IF([.C9]; [.C9]-[.B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]; [.C10]-[.B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]; [.C11]-[.B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]; [.C13]-[.B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]; [.C14]-[.B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]; [.C15]-[.B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]; [.C16]-[.B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]; [.C18]-[.B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]; [.C19]-[.B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4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7:24:35.71099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3T11:04:14.489450321</dc:date>
    <meta:editing-cycles>22</meta:editing-cycles>
    <meta:editing-duration>PT9H13M11S</meta:editing-duration>
    <meta:generator>LibreOffice/6.4.2.2$Linux_X86_64 LibreOffice_project/40$Build-2</meta:generator>
    <meta:document-statistic meta:table-count="1" meta:cell-count="397" meta:object-count="0"/>
  </office:meta>
</office:document-meta>
</file>